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T3" style:family="text">
      <style:text-properties officeooo:rsid="0075fb93"/>
    </style:style>
    <style:style style:name="T4" style:family="text">
      <style:text-properties officeooo:rsid="007b3e0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Por qué es importante notificar a los usuarios acerca de problemas relacionados con el sistema en un entorno de servidor?</text:p>
      <text:p text:style-name="P2"><text:span text:style-name="Strong_20_Emphasis"><text:span text:style-name="T1">Respuesta 1:</text:span></text:span> Es importante notificar a los usuarios sobre problemas del sistema para que estén informados de posibles interrupciones o cambios en los servicios.</text:p>
      <text:p text:style-name="P2"><text:span text:style-name="Strong_20_Emphasis"><text:span text:style-name="T1">Pregunta 2:</text:span></text:span> ¿Cuál es el propósito de las alertas de sistema y cómo pueden ayudar en la notificación de problemas?</text:p>
      <text:p text:style-name="P2"><text:span text:style-name="Strong_20_Emphasis"><text:span text:style-name="T1">Respuesta 2:</text:span></text:span> Las alertas de sistema son mensajes automáticos que informan sobre problemas o eventos importantes del sistema. Ayudan a detectar y solucionar problemas de manera oportuna.</text:p>
      <text:p text:style-name="P2"><text:span text:style-name="Strong_20_Emphasis"><text:span text:style-name="T1">Pregunta 3:</text:span></text:span> ¿Qué es un registro de eventos (log) y cuál es su función en la notificación de problemas del sistema?</text:p>
      <text:p text:style-name="P2"><text:span text:style-name="Strong_20_Emphasis"><text:span text:style-name="T1">Respuesta 3:</text:span></text:span> Un registro de eventos es un archivo que registra eventos y actividades del sistema. Puede ayudar a identificar y notificar problemas mediante la revisión de registros.</text:p>
      <text:p text:style-name="P2"><text:span text:style-name="Strong_20_Emphasis"><text:span text:style-name="T1">Pregunta 4:</text:span></text:span> ¿Cuál es la diferencia entre una notificación activa y pasiva en la detección de problemas del sistema?</text:p>
      <text:p text:style-name="P2"><text:span text:style-name="Strong_20_Emphasis"><text:span text:style-name="T1">Respuesta 4:</text:span></text:span> Una notificación activa implica alertar inmediatamente a los usuarios o administradores sobre un problema, mientras que una notificación pasiva implica que los usuarios consulten registros o paneles de control para obtener información.</text:p>
      <text:p text:style-name="P2"><text:span text:style-name="Strong_20_Emphasis"><text:span text:style-name="T1">Pregunta 5:</text:span></text:span> ¿Qué es "syslog" y cómo se utiliza en la notificación de problemas del sistema?</text:p>
      <text:p text:style-name="P2"><text:span text:style-name="Strong_20_Emphasis"><text:span text:style-name="T1">Respuesta 5:</text:span></text:span> "syslog" es un sistema de registro de eventos en Linux que recopila y almacena registros del sistema, que luego se pueden utilizar para notificar problemas.</text:p>
      <text:p text:style-name="P2"><text:span text:style-name="Strong_20_Emphasis"><text:span text:style-name="T1">Pregunta 6:</text:span></text:span> ¿Qué es un "logrotate" y cuál es su función en la gestión de registros?</text:p>
      <text:p text:style-name="P2"><text:span text:style-name="Strong_20_Emphasis"><text:span text:style-name="T1">Respuesta 6:</text:span></text:span> "logrotate" es una herramienta que administra y rota registros para evitar que ocupen demasiado espacio en disco y para mantener registros históricos.</text:p>
      <text:p text:style-name="P2"><text:span text:style-name="Strong_20_Emphasis"><text:span text:style-name="T1">Pregunta 7:</text:span></text:span> ¿Cómo se puede configurar "logrotate" para rotar registros de manera regular?</text:p>
      <text:p text:style-name="P2"><text:span text:style-name="Strong_20_Emphasis"><text:span text:style-name="T1">Respuesta 7:</text:span></text:span> "logrotate" se configura mediante archivos de configuración en "/etc/logrotate.conf" y "/etc/logrotate.d/", donde se especifican las reglas de rotación.</text:p>
      <text:p text:style-name="P2"><text:span text:style-name="Strong_20_Emphasis"><text:span text:style-name="T1">Pregunta 8:</text:span></text:span> ¿Qué es "rsyslog" y cuál es su papel en la gestión de registros y notificación de problemas?</text:p>
      <text:p text:style-name="P2"><text:span text:style-name="Strong_20_Emphasis"><text:span text:style-name="T1">Respuesta 8:</text:span></text:span> "rsyslog" es un sistema avanzado de registro de eventos que puede procesar y enrutar registros de manera flexible, incluyendo la notificación de problemas.</text:p>
      <text:p text:style-name="P2"><text:soft-page-break/><text:span text:style-name="Strong_20_Emphasis"><text:span text:style-name="T1">Pregunta 9:</text:span></text:span> ¿Qué es una alerta de correo electrónico y cómo se utiliza en la notificación de problemas del sistema?</text:p>
      <text:p text:style-name="P2"><text:span text:style-name="Strong_20_Emphasis"><text:span text:style-name="T1">Respuesta 9:</text:span></text:span> Una alerta de correo electrónico es un mensaje de correo electrónico que se envía automáticamente para notificar a los usuarios o administradores sobre problemas del sistema. Se puede configurar para enviar alertas por correo electrónico.</text:p>
      <text:p text:style-name="P2"><text:span text:style-name="Strong_20_Emphasis"><text:span text:style-name="T1">Pregunta 10:</text:span></text:span> ¿Qué es "Nagios" y cuál es su función en la notificación y supervisión de problemas del sistema?</text:p>
      <text:p text:style-name="P2"><text:span text:style-name="Strong_20_Emphasis"><text:span text:style-name="T1">Respuesta 10:</text:span></text:span> "Nagios" es una herramienta de supervisión de red y sistema que se utiliza para monitorear servicios y notificar sobre problemas a través de alertas.</text:p>
      <text:p text:style-name="P2"><text:span text:style-name="Strong_20_Emphasis"><text:span text:style-name="T1">Pregunta 11:</text:span></text:span> ¿Qué es una trampa SNMP y cómo se utiliza en la notificación de problemas del sistema?</text:p>
      <text:p text:style-name="P2"><text:span text:style-name="Strong_20_Emphasis"><text:span text:style-name="T1">Respuesta 11:</text:span></text:span> Una trampa SNMP es una notificación que un dispositivo SNMP envía a un servidor de administración para informar sobre eventos o problemas. Se utiliza en la supervisión de dispositivos de red.</text:p>
      <text:p text:style-name="P2"><text:span text:style-name="Strong_20_Emphasis"><text:span text:style-name="T1">Pregunta 12:</text:span></text:span> ¿Cuál es la importancia de tener políticas y procedimientos claros para la notificación de problemas del sistema?</text:p>
      <text:p text:style-name="P2"><text:span text:style-name="Strong_20_Emphasis"><text:span text:style-name="T1">Respuesta 12:</text:span></text:span> Las políticas y procedimientos claros garantizan una respuesta consistente y efectiva a los problemas del sistema, minimizando el tiempo de inactividad.</text:p>
      <text:p text:style-name="P2"><text:span text:style-name="Strong_20_Emphasis"><text:span text:style-name="T1">Pregunta 13:</text:span></text:span> ¿Qué es un sistema de gestión de incidentes y cómo contribuye a la notificación de problemas del sistema?</text:p>
      <text:p text:style-name="P2"><text:span text:style-name="Strong_20_Emphasis"><text:span text:style-name="T1">Respuesta 13:</text:span></text:span> Un sistema de gestión de incidentes es una estructura organizativa y procesos diseñados para manejar incidentes y notificar sobre ellos de manera efectiva.</text:p>
      <text:p text:style-name="P2"><text:span text:style-name="Strong_20_Emphasis"><text:span text:style-name="T1">Pregunta 14:</text:span></text:span> ¿Qué es "SNMP" y cómo se utiliza en la supervisión y notificación de problemas en dispositivos de red?</text:p>
      <text:p text:style-name="P2"><text:span text:style-name="Strong_20_Emphasis"><text:span text:style-name="T1">Respuesta 14:</text:span></text:span> SNMP (Simple Network Management Protocol) es un protocolo utilizado para supervisar y administrar dispositivos de red. Se utiliza para recopilar información y notificar problemas.</text:p>
      <text:p text:style-name="P2"><text:span text:style-name="Strong_20_Emphasis"><text:span text:style-name="T1">Pregunta 15:</text:span></text:span> ¿Cuál es la función de las alertas visuales en la notificación de problemas del sistema?</text:p>
      <text:p text:style-name="P2"><text:span text:style-name="Strong_20_Emphasis"><text:span text:style-name="T1">Respuesta 15:</text:span></text:span> Las alertas visuales, como luces indicadoras o mensajes en pantalla, proporcionan una notificación inmediata y visible de problemas.</text:p>
      <text:p text:style-name="P2"><text:soft-page-break/><text:span text:style-name="Strong_20_Emphasis"><text:span text:style-name="T1">Pregunta 16:</text:span></text:span> ¿Cómo se puede configurar un sistema de monitoreo para notificar problemas de rendimiento del servidor?</text:p>
      <text:p text:style-name="P2"><text:span text:style-name="Strong_20_Emphasis"><text:span text:style-name="T1">Respuesta 16:</text:span></text:span> Se puede configurar un sistema de monitoreo para supervisar métricas de rendimiento, como uso de CPU o memoria, y enviar alertas cuando se superen umbrales definidos.</text:p>
      <text:p text:style-name="P2"><text:span text:style-name="Strong_20_Emphasis"><text:span text:style-name="T1">Pregunta 17:</text:span></text:span> ¿Qué es "Zabbix" y cuál es su función en la notificación y supervisión de problemas del sistema?</text:p>
      <text:p text:style-name="P2"><text:span text:style-name="Strong_20_Emphasis"><text:span text:style-name="T1">Respuesta 17:</text:span></text:span> "Zabbix" es una plataforma de monitoreo de código abierto que se utiliza para supervisar recursos de red y notificar problemas a través de alertas.</text:p>
      <text:p text:style-name="P2"><text:span text:style-name="Strong_20_Emphasis"><text:span text:style-name="T1">Pregunta 18:</text:span></text:span> ¿Qué es una alerta de SMS y cómo se utiliza en la notificación de problemas del sistema?</text:p>
      <text:p text:style-name="P2"><text:span text:style-name="Strong_20_Emphasis"><text:span text:style-name="T1">Respuesta 18:</text:span></text:span> Una alerta de SMS es un mensaje de texto que se envía automáticamente para notificar sobre problemas del sistema. Se puede configurar para enviar alertas por SMS.</text:p>
      <text:p text:style-name="P2"><text:span text:style-name="Strong_20_Emphasis"><text:span text:style-name="T1">Pregunta 19:</text:span></text:span> ¿Cómo se puede garantizar que las notificaciones de problemas del sistema lleguen a las personas adecuadas en el momento adecuado?</text:p>
      <text:p text:style-name="P2"><text:span text:style-name="Strong_20_Emphasis"><text:span text:style-name="T1">Respuesta 19:</text:span></text:span> Esto se puede lograr configurando grupos de notificación y asegurándose de que las alertas se dirijan a los contactos apropiados dentro de la organización.</text:p>
      <text:p text:style-name="P2"><text:span text:style-name="Strong_20_Emphasis"><text:span text:style-name="T1">Pregunta 20:</text:span></text:span> ¿Qué es un "dashboard" de monitoreo y cómo puede ayudar en la notificación de problemas del sistema?</text:p>
      <text:p text:style-name="P2"><text:span text:style-name="Strong_20_Emphasis"><text:span text:style-name="T1">Respuesta 20:</text:span></text:span> Un "dashboard" de monitoreo es una interfaz gráfica que muestra métricas de sistema y alertas en tiempo real, facilitando la detección y notificación de problema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7b3e03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Mantenimiento del sistema</text:span> </text:p>
        <text:p text:style-name="MP2">Notificar a los usuarios acerca de problemas relacionados con el sistema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4:14:42.739454825</dc:date>
    <meta:editing-duration>PT7H7M12S</meta:editing-duration>
    <meta:editing-cycles>105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25" meta:character-count="5902" meta:non-whitespace-character-count="5019"/>
  </office:meta>
</office:document-meta>
</file>